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3">
          <table:table-cell/>
          <table:table-cell office:value-type="string">
            <text:p>gacrux</text:p>
          </table:table-cell>
          <table:table-cell office:value-type="string">
            <text:p>astronomy</text:p>
          </table:table-cell>
          <table:table-cell office:value-type="string">
            <text:p>hyades</text:p>
          </table:table-cell>
          <table:table-cell office:value-type="string">
            <text:p>praesepe</text:p>
          </table:table-cell>
          <table:table-cell office:value-type="string">
            <text:p>virgo</text:p>
          </table:table-cell>
        </table:table-row>
        <table:table-row table:style-name="ro2">
          <table:table-cell office:value-type="string">
            <text:p>CPU's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string">
            <text:p>can't connect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Architecture</text:p>
          </table:table-cell>
          <table:table-cell table:number-columns-repeated="3" office:value-type="string">
            <text:p>X86_64</text:p>
          </table:table-cell>
          <table:table-cell office:value-type="string">
            <text:p>can't connect</text:p>
          </table:table-cell>
          <table:table-cell office:value-type="string">
            <text:p>X86_64</text:p>
          </table:table-cell>
        </table:table-row>
        <table:table-row table:style-name="ro2">
          <table:table-cell office:value-type="string">
            <text:p>Speed</text:p>
          </table:table-cell>
          <table:table-cell table:number-columns-repeated="3" office:value-type="string">
            <text:p>800.000 MHz</text:p>
          </table:table-cell>
          <table:table-cell office:value-type="string">
            <text:p>can't connect</text:p>
          </table:table-cell>
          <table:table-cell office:value-type="string">
            <text:p>1400.000 MHz</text:p>
          </table:table-cell>
        </table:table-row>
        <table:table-row table:style-name="ro3">
          <table:table-cell office:value-type="string">
            <text:p>Memory</text:p>
          </table:table-cell>
          <table:table-cell office:value-type="string">
            <text:p>7974780 kB</text:p>
          </table:table-cell>
          <table:table-cell office:value-type="string">
            <text:p>16438132 kB</text:p>
          </table:table-cell>
          <table:table-cell office:value-type="string">
            <text:p>32871516 kB</text:p>
          </table:table-cell>
          <table:table-cell office:value-type="string">
            <text:p>can't connect</text:p>
          </table:table-cell>
          <table:table-cell office:value-type="string">
            <text:p>65802548 kB</text:p>
          </table:table-cell>
        </table:table-row>
        <table:table-row table:style-name="ro3">
          <table:table-cell office:value-type="string">
            <text:p>Swap Space</text:p>
          </table:table-cell>
          <table:table-cell office:value-type="string">
            <text:p>12287996 kB</text:p>
          </table:table-cell>
          <table:table-cell office:value-type="string">
            <text:p>0 kB</text:p>
          </table:table-cell>
          <table:table-cell office:value-type="string">
            <text:p>65537160 kB</text:p>
          </table:table-cell>
          <table:table-cell office:value-type="string">
            <text:p>can't connect</text:p>
          </table:table-cell>
          <table:table-cell office:value-type="string">
            <text:p>131074328 kB</text:p>
          </table:table-cell>
        </table:table-row>
        <table:table-row table:style-name="ro2">
          <table:table-cell office:value-type="string">
            <text:p>Disk Space</text:p>
          </table:table-cell>
          <table:table-cell office:value-type="string">
            <text:p>909.9G</text:p>
          </table:table-cell>
          <table:table-cell office:value-type="string">
            <text:p>445.5G</text:p>
          </table:table-cell>
          <table:table-cell office:value-type="string">
            <text:p>19.1T</text:p>
          </table:table-cell>
          <table:table-cell office:value-type="string">
            <text:p>can't connect</text:p>
          </table:table-cell>
          <table:table-cell office:value-type="string">
            <text:p>3.7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9/15/2015</text:date>, <text:time>15:0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Emmett</meta:initial-creator>
    <meta:creation-date>2015-09-01T18:36:19</meta:creation-date>
    <dc:date>2015-09-15T15:08:21</dc:date>
    <dc:creator>Jeremy Emmett</dc:creator>
    <meta:editing-duration>PT00H51M12S</meta:editing-duration>
    <meta:editing-cycles>2</meta:editing-cycles>
    <meta:generator>OpenOffice.org/3.2$Linux OpenOffice.org_project/320m12$Build-9483</meta:generator>
    <meta:document-statistic meta:table-count="3" meta:cell-count="41" meta:object-count="0"/>
  </office:meta>
</office:document-meta>
</file>